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6D0A9D5F.tif" manifest:media-type="image/tiff"/>
  <manifest:file-entry manifest:full-path="Pictures/1000000000000320000001E0A487E16E.png" manifest:media-type="image/png"/>
  <manifest:file-entry manifest:full-path="Pictures/10000000000001F4000000FA3773800E.jpg" manifest:media-type="image/jpeg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r7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en-object" presentation:presentation-page-layout-name="AL2T3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aarvoor?</text:span></text:p>
          </draw:text-box>
        </draw:frame>
        <draw:frame draw:name="Tijdelijke aanduiding voor inhoud 2" presentation:style-name="pr5" draw:text-style-name="P2" draw:layer="layout" svg:width="11.155cm" svg:height="11.048cm" svg:x="1.27cm" svg:y="4.457cm" presentation:class="outlin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Computer </text:span></text:p>
              </text:list-item>
              <text:list-item>
                <text:p text:style-name="P6"><text:span text:style-name="T2">Grafisch</text:span></text:p>
              </text:list-item>
              <text:list-item>
                <text:p text:style-name="P6"><text:span text:style-name="T2">Interactief</text:span></text:p>
              </text:list-item>
              <text:list-item>
                <text:p text:style-name="P6"><text:span text:style-name="T2">Programma, app, e.d. </text:span></text:p>
              </text:list-item>
            </text:list>
          </draw:text-box>
        </draw:frame>
        <draw:frame draw:name="Picture 2" draw:style-name="gr3" draw:text-style-name="P4" draw:layer="layout" svg:width="11.155cm" svg:height="6.692cm" svg:x="12.983cm" svg:y="10.935cm" presentation:class="graphic" presentation:user-transformed="true">
          <draw:image xlink:href="Pictures/1000000000000320000001E0A487E16E.png" xlink:type="simple" xlink:show="embed" xlink:actuate="onLoad">
            <text:p/>
          </draw:image>
          <svg:desc>http://banglethal.com/2.png</svg:desc>
        </draw:frame>
        <draw:frame draw:name="Picture 4" draw:style-name="gr1" draw:text-style-name="P4" draw:layer="layout" svg:width="11.229cm" svg:height="5.614cm" svg:x="12.9cm" svg:y="5.125cm">
          <draw:image xlink:href="Pictures/10000000000001F4000000FA3773800E.jpg" xlink:type="simple" xlink:show="embed" xlink:actuate="onLoad">
            <text:p/>
          </draw:image>
          <svg:desc>http://static.flickr.com/5279/6911292644_0614347d04.jpg</svg:desc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el-en-object" presentation:presentation-page-layout-name="AL3T1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6"><text:span text:style-name="T2">Basis </text:span></text:p>
              </text:list-item>
              <text:list-item>
                <text:p text:style-name="P6"><text:span text:style-name="T2">Vorme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Lijn</text:span></text:p>
                  </text:list-item>
                  <text:list-item>
                    <text:p text:style-name="P7"><text:span text:style-name="T3">Rechthoek/Vierkant</text:span></text:p>
                  </text:list-item>
                  <text:list-item>
                    <text:p text:style-name="P7"><text:span text:style-name="T3">Ovaal/Cirkel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Grijstinten </text:span></text:p>
              </text:list-item>
              <text:list-item>
                <text:p text:style-name="P6"><text:span text:style-name="T2">Functies</text:span></text:p>
              </text:list-item>
              <text:list-item>
                <text:p text:style-name="P6"><text:span text:style-name="T2">Argument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el-en-object" presentation:presentation-page-layout-name="AL4T18">
        <draw:frame draw:name="Titel 1" presentation:style-name="pr7" draw:text-style-name="P2" draw:layer="layout" svg:width="22.86cm" svg:height="3.175cm" svg:x="1.27cm" svg:y="0.763cm" presentation:class="title" presentation:placeholder="true">
          <draw:text-box/>
        </draw:frame>
        <draw:frame draw:name="Tijdelijke aanduiding voor inhoud 2" presentation:style-name="pr8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text-style-name="P4" draw:layer="layout" svg:width="13.229cm" svg:height="13.229cm" svg:x="6.085cm" svg:y="2.91cm">
          <draw:image xlink:href="Pictures/10000000000001F4000001F46D0A9D5F.tif" xlink:type="simple" xlink:show="embed" xlink:actuate="onLoad">
            <text:p/>
          </draw:image>
          <svg:desc>C:\Users\Thijs\Documents\Processing\cursus\poppetje.tif</svg:desc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modelstijlen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Klik om de stij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.001cm" svg:height="0.001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.001cm" svg:height="0.001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Klik om de stij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Klik om de modelstijlen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.001cm" svg:height="0.001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.001cm" svg:height="0.001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Klik om de modelstijlen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Klik om de modelstijlen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Klik om de modelstijlen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Klik om de modelstijlen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.001cm" svg:height="0.001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.001cm" svg:height="0.001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.001cm" svg:height="0.001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Klik om de stij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.001cm" svg:height="0.001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Klik om de stij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.001cm" svg:height="0.001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modelstijlen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.001cm" svg:height="0.001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Klik om de modelstijlen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.001cm" svg:height="0.001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0-03T19:46:48Z</meta:creation-date>
    <dc:date>2015-08-23T15:55:38.500020472</dc:date>
    <meta:editing-cycles>13</meta:editing-cycles>
    <meta:editing-duration>PT1H44M23S</meta:editing-duration>
    <meta:document-statistic meta:object-count="167"/>
  </office:meta>
</office:document-meta>
</file>